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P5" style:parent-style-name="Normal" style:family="paragraph">
      <style:paragraph-properties fo:margin-bottom="0.0833in" fo:line-height="100%"/>
      <style:text-properties fo:font-weight="bold" style:font-weight-asian="bold" style:font-weight-complex="bold"/>
    </style:style>
    <style:style style:name="P6" style:parent-style-name="Normal" style:family="paragraph">
      <style:paragraph-properties fo:margin-bottom="0.0833in" fo:line-height="100%"/>
    </style:style>
    <style:style style:name="T7" style:parent-style-name="Fuentedepárrafopredeter." style:family="text">
      <style:text-properties fo:language="en" fo:country="GB" style:language-asian="en" style:country-asian="GB"/>
    </style:style>
    <style:style style:name="P8" style:parent-style-name="Normal" style:family="paragraph">
      <style:paragraph-properties fo:margin-bottom="0.0833in" fo:line-height="100%"/>
      <style:text-properties fo:font-weight="bold" style:font-weight-asian="bold" style:font-weight-complex="bold"/>
    </style:style>
    <style:style style:name="P9" style:parent-style-name="Párrafodelista" style:list-style-name="LFO1" style:family="paragraph">
      <style:paragraph-properties fo:margin-bottom="0.0833in" fo:line-height="100%"/>
    </style:style>
    <style:style style:name="P10" style:parent-style-name="Párrafodelista" style:list-style-name="LFO1" style:family="paragraph">
      <style:paragraph-properties fo:margin-bottom="0.0833in" fo:line-height="100%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margin-bottom="0.0833in" fo:line-height="100%"/>
    </style:style>
    <style:style style:name="T13" style:parent-style-name="Fuentedepárrafopredeter." style:family="text">
      <style:text-properties fo:language="en" fo:country="GB" style:language-asian="en" style:country-asian="GB"/>
    </style:style>
    <style:style style:name="T14" style:parent-style-name="Fuentedepárrafopredeter." style:family="text">
      <style:text-properties fo:language="en" fo:country="GB" style:language-asian="en" style:country-asian="GB"/>
    </style:style>
    <style:style style:name="P15" style:parent-style-name="Normal" style:family="paragraph">
      <style:paragraph-properties fo:margin-bottom="0.0833in" fo:line-height="100%"/>
      <style:text-properties fo:font-weight="bold" style:font-weight-asian="bold" style:font-weight-complex="bold"/>
    </style:style>
    <style:style style:name="P16" style:parent-style-name="Normal" style:family="paragraph">
      <style:paragraph-properties fo:margin-bottom="0in" fo:line-height="115%" fo:text-indent="0.2958in"/>
      <style:text-properties fo:font-weight="bold" style:font-weight-asian="bold" style:font-weight-complex="bold" fo:language="en" fo:country="GB"/>
    </style:style>
    <style:style style:name="P17" style:parent-style-name="Normal" style:list-style-name="LFO2" style:family="paragraph">
      <style:paragraph-properties fo:margin-bottom="0in" fo:line-height="115%" fo:text-indent="0.2958in"/>
    </style:style>
    <style:style style:name="T18" style:parent-style-name="Fuentedepárrafopredeter." style:family="text">
      <style:text-properties style:font-weight-complex="bold" fo:language="en" fo:country="GB"/>
    </style:style>
    <style:style style:name="T19" style:parent-style-name="Fuentedepárrafopredeter." style:family="text">
      <style:text-properties fo:language="en" fo:country="GB"/>
    </style:style>
    <style:style style:name="P20" style:parent-style-name="Normal" style:list-style-name="LFO2" style:family="paragraph">
      <style:paragraph-properties fo:margin-bottom="0in" fo:line-height="115%" fo:text-indent="0.2958in"/>
    </style:style>
    <style:style style:name="T21" style:parent-style-name="Fuentedepárrafopredeter." style:family="text">
      <style:text-properties style:font-weight-complex="bold" fo:font-style="italic" style:font-style-asian="italic" fo:language="en" fo:country="GB"/>
    </style:style>
    <style:style style:name="T22" style:parent-style-name="Fuentedepárrafopredeter." style:family="text">
      <style:text-properties fo:language="en" fo:country="GB"/>
    </style:style>
    <style:style style:name="P23" style:parent-style-name="Normal" style:list-style-name="LFO2" style:family="paragraph">
      <style:paragraph-properties fo:margin-bottom="0in" fo:line-height="115%" fo:text-indent="0.2958in"/>
    </style:style>
    <style:style style:name="T24" style:parent-style-name="Fuentedepárrafopredeter." style:family="text">
      <style:text-properties style:font-weight-complex="bold" fo:font-style="italic" style:font-style-asian="italic" fo:language="en" fo:country="GB"/>
    </style:style>
    <style:style style:name="T25" style:parent-style-name="Fuentedepárrafopredeter." style:family="text">
      <style:text-properties fo:language="en" fo:country="GB"/>
    </style:style>
    <style:style style:name="P26" style:parent-style-name="Normal" style:list-style-name="LFO2" style:family="paragraph">
      <style:paragraph-properties fo:margin-bottom="0in" fo:line-height="115%" fo:text-indent="0.2958in"/>
    </style:style>
    <style:style style:name="T27" style:parent-style-name="Fuentedepárrafopredeter." style:family="text">
      <style:text-properties style:font-weight-complex="bold" fo:language="en" fo:country="GB"/>
    </style:style>
    <style:style style:name="T28" style:parent-style-name="Fuentedepárrafopredeter." style:family="text">
      <style:text-properties style:font-weight-complex="bold" fo:language="en" fo:country="GB"/>
    </style:style>
    <style:style style:name="T29" style:parent-style-name="Fuentedepárrafopredeter." style:family="text">
      <style:text-properties fo:language="en" fo:country="GB"/>
    </style:style>
    <style:style style:name="T30" style:parent-style-name="Fuentedepárrafopredeter." style:family="text">
      <style:text-properties style:font-weight-complex="bold" fo:language="en" fo:country="GB"/>
    </style:style>
    <style:style style:name="P31" style:parent-style-name="Normal" style:list-style-name="LFO2" style:family="paragraph">
      <style:paragraph-properties fo:margin-bottom="0in" fo:line-height="115%" fo:text-indent="0.2958in"/>
    </style:style>
    <style:style style:name="T32" style:parent-style-name="Fuentedepárrafopredeter." style:family="text">
      <style:text-properties style:font-weight-complex="bold" fo:language="es" fo:country="AR"/>
    </style:style>
    <style:style style:name="T33" style:parent-style-name="Fuentedepárrafopredeter." style:family="text">
      <style:text-properties fo:language="es" fo:country="AR"/>
    </style:style>
    <style:style style:name="P34" style:parent-style-name="Normal" style:family="paragraph">
      <style:paragraph-properties fo:margin-bottom="0in" fo:line-height="115%" fo:text-indent="0.2958in"/>
      <style:text-properties fo:font-weight="bold" style:font-weight-asian="bold" style:font-weight-complex="bold" fo:language="en" fo:country="GB"/>
    </style:style>
    <style:style style:name="P35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0in"/>
        </style:tab-stops>
      </style:paragraph-properties>
      <style:text-properties fo:language="es" fo:country="AR"/>
    </style:style>
    <style:style style:name="P36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P37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-0.2875in"/>
        </style:tab-stops>
      </style:paragraph-properties>
    </style:style>
    <style:style style:name="T38" style:parent-style-name="Fuentedepárrafopredeter." style:family="text">
      <style:text-properties fo:language="es" fo:country="AR"/>
    </style:style>
    <style:style style:name="P39" style:parent-style-name="Normal" style:family="paragraph">
      <style:paragraph-properties fo:margin-bottom="0in" fo:line-height="115%" fo:text-indent="0.2958in"/>
      <style:text-properties fo:font-weight="bold" style:font-weight-asian="bold" style:font-weight-complex="bold" fo:language="es" fo:country="AR"/>
    </style:style>
    <style:style style:name="P40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-0.2875in"/>
        </style:tab-stops>
      </style:paragraph-properties>
    </style:style>
    <style:style style:name="T41" style:parent-style-name="Fuentedepárrafopredeter." style:family="text">
      <style:text-properties fo:language="es" fo:country="AR"/>
    </style:style>
    <style:style style:name="T42" style:parent-style-name="Fuentedepárrafopredeter." style:family="text">
      <style:text-properties fo:language="es" fo:country="AR"/>
    </style:style>
    <style:style style:name="T43" style:parent-style-name="Fuentedepárrafopredeter." style:family="text">
      <style:text-properties fo:font-style="italic" style:font-style-asian="italic" fo:language="es" fo:country="AR"/>
    </style:style>
    <style:style style:name="P44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-0.2875in"/>
        </style:tab-stops>
      </style:paragraph-properties>
    </style:style>
    <style:style style:name="T45" style:parent-style-name="Fuentedepárrafopredeter." style:family="text">
      <style:text-properties fo:language="es" fo:country="AR"/>
    </style:style>
    <style:style style:name="T46" style:parent-style-name="Fuentedepárrafopredeter." style:family="text">
      <style:text-properties fo:font-style="italic" style:font-style-asian="italic" fo:language="es" fo:country="AR"/>
    </style:style>
    <style:style style:name="P47" style:parent-style-name="Normal" style:family="paragraph">
      <style:paragraph-properties fo:margin-bottom="0in" fo:line-height="115%" fo:text-indent="0.2958in"/>
      <style:text-properties fo:font-weight="bold" style:font-weight-asian="bold" style:font-weight-complex="bold" fo:language="es" fo:country="AR"/>
    </style:style>
    <style:style style:name="P48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P49" style:parent-style-name="Normal" style:list-style-name="LFO2" style:family="paragraph">
      <style:paragraph-properties fo:margin-bottom="0in" fo:line-height="115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T50" style:parent-style-name="Fuentedepárrafopredeter." style:family="text">
      <style:text-properties fo:language="en" fo:country="GB" style:language-asian="en" style:country-asian="GB"/>
    </style:style>
    <style:style style:name="P51" style:parent-style-name="Normal" style:family="paragraph">
      <style:paragraph-properties fo:margin-bottom="0.0833in" fo:line-height="100%"/>
      <style:text-properties fo:font-weight="bold" style:font-weight-asian="bold" style:font-weight-complex="bold"/>
    </style:style>
    <style:style style:name="P52" style:parent-style-name="Normal" style:family="paragraph">
      <style:paragraph-properties fo:text-align="justify" fo:margin-bottom="0.0833in" fo:line-height="100%"/>
    </style:style>
    <style:style style:name="P53" style:parent-style-name="Normal" style:family="paragraph">
      <style:paragraph-properties fo:text-align="justify" fo:margin-bottom="0.0833in" fo:line-height="100%"/>
      <style:text-properties fo:font-weight="bold" style:font-weight-asian="bold" style:font-weight-complex="bold"/>
    </style:style>
    <style:style style:name="P54" style:parent-style-name="Normal" style:list-style-name="LFO2" style:family="paragraph">
      <style:paragraph-properties fo:text-align="justify" fo:margin-bottom="0in" fo:line-height="100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P55" style:parent-style-name="Normal" style:list-style-name="LFO2" style:family="paragraph">
      <style:paragraph-properties fo:text-align="justify" fo:margin-bottom="0in" fo:line-height="100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P56" style:parent-style-name="Normal" style:list-style-name="LFO2" style:family="paragraph">
      <style:paragraph-properties fo:text-align="justify" fo:margin-bottom="0in" fo:line-height="100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P57" style:parent-style-name="Normal" style:list-style-name="LFO2" style:family="paragraph">
      <style:paragraph-properties fo:text-align="justify" fo:margin-bottom="0in" fo:line-height="100%" fo:margin-left="0.7875in" fo:text-indent="-0.0076in">
        <style:tab-stops>
          <style:tab-stop style:type="left" style:position="-0.2875in"/>
        </style:tab-stops>
      </style:paragraph-properties>
      <style:text-properties fo:language="es" fo:country="AR"/>
    </style:style>
    <style:style style:name="P58" style:parent-style-name="Normal" style:family="paragraph">
      <style:text-properties fo:font-weight="bold" style:font-weight-asian="bold" style:font-weight-complex="bold" fo:language="es" fo:country="AR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3">Análisis Estratégico de Ventas</text:span><text:span text:style-name="T4"><text:s/></text:span></text:p>
      <text:p text:style-name="P5">Informe para el Consejo de Administración</text:p>
      <text:p text:style-name="P6"><text:span text:style-name="T7"><draw:connector draw:type="line" svg:x1="-0.01528in" svg:y1="0.14757in" svg:x2="6.5in" svg:y2="0.14757in" draw:z-index="251659264" draw:id="id0" draw:style-name="a1" draw:name="Conector recto 5" text:anchor-type="paragraph"><svg:title/><svg:desc/></draw:connector></text:span></text:p>
      <text:p text:style-name="P8">Resumen Ejecutivo</text:p>
      <text:list text:style-name="LFO1" text:continue-numbering="true">
        <text:list-item>
          <text:p text:style-name="P9">Reino Unido es el segundo mercado con más ingresos totales.<text:s/></text:p>
        </text:list-item>
        <text:list-item>
          <text:p text:style-name="P10">Sin embargo, se observa una<text:s/><text:span text:style-name="T11">tendencia decreciente significativa</text:span><text:s/>en los ingresos anuales y una alta tasa de transacciones rechazadas.</text:p>
        </text:list-item>
      </text:list>
      <text:p text:style-name="P12"><text:span text:style-name="T13"><draw:connector draw:type="line" svg:x1="0in" svg:y1="0.00382in" svg:x2="6.51528in" svg:y2="0.00382in" draw:z-index="251661312" draw:id="id1" draw:style-name="a2" draw:name="Conector recto 6" text:anchor-type="paragraph"><svg:title/><svg:desc/></draw:connector></text:span><text:span text:style-name="T14"><draw:custom-shape svg:x="0in" svg:y="0in" svg:width="0in" svg:height="0.02014in" draw:id="id2" draw:style-name="a3" draw:name="Horizontal Line 11" text:anchor-type="as-char"><svg:title/><svg:desc/><draw:enhanced-geometry draw:type="non-primitive" svg:viewBox="0 0 21600 21600" draw:enhanced-path="M 0 0 L 21600 0 21600 21600 0 21600 Z N"/></draw:custom-shape></text:span></text:p>
      <text:p text:style-name="P15">Evidencias:</text:p>
      <text:p text:style-name="P16">1. Resumen General</text:p>
      <text:list text:style-name="LFO2" text:continue-numbering="true">
        <text:list-item>
          <text:p text:style-name="P17"><text:span text:style-name="T18">Total Ventas No Declinas:</text:span><text:span text:style-name="T19"><text:s/>$25,274.38</text:span></text:p>
        </text:list-item>
        <text:list-item>
          <text:p text:style-name="P20"><text:span text:style-name="T21">Ventas 2021:</text:span><text:span text:style-name="T22"><text:s/>$19,513.71</text:span></text:p>
        </text:list-item>
        <text:list-item>
          <text:p text:style-name="P23"><text:span text:style-name="T24">Ventas 2022:</text:span><text:span text:style-name="T25"><text:s/>$5,760.67</text:span></text:p>
        </text:list-item>
        <text:list-item>
          <text:p text:style-name="P26"><text:span text:style-name="T27">Variación interanual (2022 vs 2021</text:span><text:span text:style-name="T28">):</text:span><text:span text:style-name="T29"><text:s text:c="2"/>-<text:s/></text:span><text:span text:style-name="T30">$13,753.04</text:span></text:p>
        </text:list-item>
        <text:list-item>
          <text:p text:style-name="P31"><text:span text:style-name="T32">Transacciones declinadas:</text:span><text:span text:style-name="T33"><text:s/>7 (2 más del target)</text:span></text:p>
        </text:list-item>
      </text:list>
      <text:p text:style-name="P34">2. Análisis de Ventas</text:p>
      <text:list text:style-name="LFO2" text:continue-numbering="true">
        <text:list-item>
          <text:p text:style-name="P35">Reino Unido es el segundo país con total de ventas acumuladas, con $25,274.38 acumulados entre 2021 y 2022. El segundo después de Alemania.</text:p>
        </text:list-item>
        <text:list-item>
          <text:p text:style-name="P36">En 2021 se generaron<text:s/>aproximadamente $20K, mientras que en 2022 solo $6K, lo que representa una caída del 70% en las ventas</text:p>
        </text:list-item>
        <text:list-item>
          <text:p text:style-name="P37"><text:span text:style-name="T38">Esta reducción significó una pérdida neta de $13.753</text:span></text:p>
        </text:list-item>
      </text:list>
      <text:p text:style-name="P39">3. Tendencia Temporal de Ventas (Mar 2021 – Mar 2022)</text:p>
      <text:list text:style-name="LFO2" text:continue-numbering="true">
        <text:list-item>
          <text:p text:style-name="P40"><text:span text:style-name="T41">Picos destacados (superando el promedio an</text:span><text:span text:style-name="T42">ual):<text:s/></text:span><text:span text:style-name="T43">Abril 2021: $3.2K; Agosto 2021: 2.9K; Diciembre 2021: 2.6K; Enero 2022: $3.3K</text:span></text:p>
        </text:list-item>
        <text:list-item>
          <text:p text:style-name="P44"><text:span text:style-name="T45">Caídas marcadas:<text:s/></text:span><text:span text:style-name="T46">Marzo 2022: $0.3K; Marzo y junio 2021: $0.9K y $1.5K respectivamente</text:span></text:p>
        </text:list-item>
      </text:list>
      <text:p text:style-name="P47">4. Desempeno de Empresas (Media de Ventas por Año)</text:p>
      <text:list text:style-name="LFO2" text:continue-numbering="true">
        <text:list-item>
          <text:p text:style-name="P48">5 Empresas con rendimientos sobre la media desaparecieron en 2022</text:p>
        </text:list-item>
        <text:list-item>
          <text:p text:style-name="P49">Solo dos empresas nuevas “Orci Adipiscing y Ac Libero Inc.” ingresaron con ventas debajo de la media.</text:p>
        </text:list-item>
      </text:list>
      <text:p text:style-name="Normal"><text:span text:style-name="T50"><draw:connector draw:type="line" svg:x1="0in" svg:y1="0.10556in" svg:x2="6.51528in" svg:y2="0.10556in" draw:z-index="251663360" draw:id="id3" draw:style-name="a4" draw:name="Conector recto 7" text:anchor-type="paragraph"><svg:title/><svg:desc/></draw:connector></text:span></text:p>
      <text:p text:style-name="P51">Conclusiones:</text:p>
      <text:p text:style-name="P52">El mercado enfrenta riesgos significativos debido a la disminución de ingresos mensuales, las transacciones<text:s/>declinadas son un foco de pérdida directa de ingresos, así como salida de empresas clave que anteriormente generaban buenas cifras</text:p>
      <text:p text:style-name="P53">Recomendaciones:</text:p>
      <text:list text:style-name="LFO2" text:continue-numbering="true">
        <text:list-item>
          <text:p text:style-name="P54">Revisar motivos de declinación de transacciones y corregir fricciones operativas.</text:p>
        </text:list-item>
        <text:list-item>
          <text:p text:style-name="P55">Contactar a empresas inactivas de 2021 para entender razones de baja.</text:p>
        </text:list-item>
        <text:list-item>
          <text:p text:style-name="P56">Evaluar impacto macroeconómico o regulatorio que haya afectado Reino Unido.</text:p>
        </text:list-item>
        <text:list-item>
          <text:p text:style-name="P57">Incentivar nuevamente a empresas con alto valor en 2021: “Non Magna LLC y Viverra Donec Foundation.</text:p>
        </text:list-item>
      </text:list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language="es" fo:country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letter-kerning="true" fo:language="es" fo:country="ES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letter-kerning="true"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5083in"/>
      </style:footer-style>
    </style:page-layout>
    <style:style style:name="T2" style:parent-style-name="Fuentedepárrafopredeter." style:family="text">
      <style:text-properties fo:language="en" fo:country="GB" style:language-asian="en" style:country-asian="GB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right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 9" text:anchor-type="paragraph" svg:x="0in" svg:y="0.29306in" svg:width="0.64444in" svg:height="0.33819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andro Falcon</meta:initial-creator>
    <dc:creator>Leandro Falcon</dc:creator>
    <meta:creation-date>2025-07-02T09:36:00Z</meta:creation-date>
    <dc:date>2025-07-03T08:56:00Z</dc:date>
    <meta:template xlink:href="Normal" xlink:type="simple"/>
    <meta:editing-cycles>3</meta:editing-cycles>
    <meta:editing-duration>PT1740S</meta:editing-duration>
    <meta:document-statistic meta:page-count="1" meta:paragraph-count="3" meta:word-count="287" meta:character-count="1926" meta:row-count="13" meta:non-whitespace-character-count="1642"/>
  </office:meta>
</office:document-meta>
</file>